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isplay" svg:font-family="'Noto Sans Display'"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svg:stroke-color="#ffde59" draw:fill-color="#ffff00" draw:textarea-horizontal-align="justify" draw:textarea-vertical-align="middle" draw:auto-grow-height="false" fo:min-height="0.702cm" fo:min-width="0.452cm" loext:decorative="false"/>
    </style:style>
    <style:style style:name="P1" style:family="paragraph">
      <loext:graphic-properties draw:fill-color="#ffff0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cm" svg:height="1.75cm" svg:x="1.75cm" svg:y="1.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isplay" svg:font-family="'Noto Sans Display'"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Display" style:font-family-asian="'Noto Sans Display'"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18:34:04.389649090</meta:creation-date>
    <dc:date>2023-12-26T20:00:35.125270396</dc:date>
    <meta:editing-duration>PT2M23S</meta:editing-duration>
    <meta:editing-cycles>3</meta:editing-cycles>
    <meta:generator>LibreOffice/7.6.4.1$Linux_X86_64 LibreOffice_project/60$Build-1</meta:generator>
    <meta:document-statistic meta:object-count="1"/>
  </office:meta>
</office:document-meta>
</file>